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3465af" draw:fill="solid" draw:fill-color="#00cc00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svg:stroke-color="#3465af" draw:fill="solid" draw:fill-color="#cccccc" draw:textarea-horizontal-align="justify" draw:textarea-vertical-align="middle" draw:auto-grow-height="fals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8.636cm" svg:x="1cm" svg:y="2.905cm">
          <text:p text:style-name="P1">Displayed information</text:p>
          <text:p text:style-name="P1">-display herd info if no alpaca is selected</text:p>
          <text:p text:style-name="P1">- if an alpaca is selected then information pertaining to that alpaca is displaye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94cm" svg:height="9.271cm" svg:x="1cm" svg:y="11.287cm">
          <text:p text:style-name="P1">Map Area</text:p>
          <text:p text:style-name="P1">-interactive map</text:p>
          <text:p text:style-name="P1">-allows the user to click on an alpaca</text:p>
          <text:p text:style-name="P1">-view the information specific to that alpac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94cm" svg:height="2.413cm" svg:x="1cm" svg:y="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8.509cm" svg:height="1.673cm" svg:x="9.128cm" svg:y="1.635cm">
          <draw:text-box>
            <text:p>Menu's will be placed her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ster </meta:initial-creator>
    <meta:creation-date>2014-03-23T17:08:15.891444335</meta:creation-date>
    <dc:date>2014-03-23T17:17:35.013290470</dc:date>
    <dc:creator>master </dc:creator>
    <meta:editing-duration>PT7M55S</meta:editing-duration>
    <meta:editing-cycles>3</meta:editing-cycles>
    <meta:generator>LibreOffice/4.1.3.2$Linux_X86_64 LibreOffice_project/410m0$Build-2</meta:generator>
    <meta:document-statistic meta:object-count="4"/>
  </office:meta>
</office:document-meta>
</file>